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ne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ne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3">
            <text:p>3</text:p>
          </table:table-cell>
          <table:table-cell table:style-name="ce14" table:formula="of:=[.B20]/[.B25]" office:value-type="percentage" office:value="0.545454545454545">
            <text:p>54.5%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1"/>
          <table:table-cell table:number-columns-repeated="21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sotope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5]" office:value-type="percentage" office:value="0.181818181818182">
            <text:p>18.2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olarity</text:p>
          </table:table-cell>
          <table:table-cell table:style-name="ce10" table:formula="of:=SUM([.E23:.AI23])" office:value-type="float" office:value="1.5">
            <text:p>1.5</text:p>
          </table:table-cell>
          <table:table-cell table:style-name="ce14" table:formula="of:=[.B23]/[.B25]" office:value-type="percentage" office:value="0.272727272727273">
            <text:p>27.3%</text:p>
          </table:table-cell>
          <table:table-cell/>
          <table:table-cell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5.5">
            <text:p>5.5</text:p>
          </table:table-cell>
          <table:table-cell table:style-name="ce15"/>
          <table:table-cell table:style-name="ce19"/>
          <table:table-cell table:style-name="ce20" table:formula="of:=SUM([.E4:.E24])" office:value-type="float" office:value="5.5">
            <text:p>5.5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21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6-01T21:33:11</dc:date>
    <meta:editing-duration>PT03H55M07S</meta:editing-duration>
    <meta:editing-cycles>90</meta:editing-cycles>
    <meta:generator>NeoOffice/3.1.2$Unix OpenOffice.org_project/Patch 2</meta:generator>
    <meta:document-statistic meta:table-count="1" meta:cell-count="130" meta:object-count="0"/>
  </office:meta>
</office:document-meta>
</file>